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ParamsGUI.mouseExit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ParamsGUI.mousePress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ParamsGUI.move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ParamsGUI.mouseEnter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ParamsGUI.actionPerformed( Actio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ParamsGUI.windowDeactivat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ParamsGUI.currentStep( String dir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ParamsGUI.createSubParamsGu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9">
            <text:p text:style-name="Table_20_Contents">189</text:p>
          </table:table-cell>
        </table:table-row>
        <table:table-row>
          <table:table-cell office:value-type="string">
            <text:p text:style-name="Table_20_Contents">SubParamsGUI.windowOpen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ParamsGUI.windowClosing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aramsGUI.check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ParamsGUI.mouseReleas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ParamsGUI.windowActivat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ParamsGUI.SubParamsGUI( ConfigureGUI cGui , Parameter [ ] tmpSubParams , Parameter [ ] subParams , String selectedComboBox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ParamsGUI.setLocal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ubParamsGUI.showNormalO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ParamsGUI.setRadio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ParamsGUI.check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ubParamsGUI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aramsGUI.mouseClick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aramsGUI.windowDeiconifi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ParamsGUI.move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bParamsGUI.windowClos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aramsGUI.get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aramsGUI.windowIconifi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